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3e575" officeooo:paragraph-rsid="0003e575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3e575" officeooo:paragraph-rsid="0003e575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59020" officeooo:paragraph-rsid="00059020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72e86" officeooo:paragraph-rsid="00072e8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7d1eb" officeooo:paragraph-rsid="0007d1eb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8ce63" officeooo:paragraph-rsid="0008ce6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a5986" officeooo:paragraph-rsid="000a5986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aa752" officeooo:paragraph-rsid="000aa75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weight="normal" officeooo:rsid="000aa752" officeooo:paragraph-rsid="000aa752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bf3d3" officeooo:paragraph-rsid="000bf3d3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c2a0b" officeooo:paragraph-rsid="000c2a0b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d0b62" officeooo:paragraph-rsid="000d0b62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0f5184" officeooo:paragraph-rsid="000f5184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f5184" officeooo:paragraph-rsid="000f5184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style:text-underline-style="none" fo:font-weight="normal" officeooo:rsid="000f5184" officeooo:paragraph-rsid="000f518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f5184" officeooo:paragraph-rsid="000f5184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style:text-underline-style="none" fo:font-weight="bold" officeooo:rsid="0010e363" officeooo:paragraph-rsid="0010e363" style:font-weight-asian="bold" style:font-weight-complex="bold"/>
    </style:style>
    <style:style style:name="T1" style:family="text">
      <style:text-properties officeooo:rsid="000f51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A – Lezione 14 – 06/05/2014</text:p>
      <text:p text:style-name="P1"/>
      <text:p text:style-name="P1">Esercitazione Knime</text:p>
      <text:p text:style-name="P1"/>
      <text:list xml:id="list4779734729844058905" text:style-name="L1">
        <text:list-item>
          <text:p text:style-name="P2">Useremo un tool che si chiama “GRAPH SEARCHING” su aispace, sul sito “aispace.org/downloads.shtml”</text:p>
          <text:list>
            <text:list-item>
              <text:p text:style-name="P2">Il tool serve come supporto per capire come funziona la ricerca</text:p>
            </text:list-item>
            <text:list-item>
              <text:p text:style-name="P3">Alcuni esempi non funzionano su tutte le versioni</text:p>
            </text:list-item>
            <text:list-item>
              <text:p text:style-name="P3">Per selezionare un particolare algoritmo di ricerca, cliccare su Search Options e poi seleziona Search Algorithms</text:p>
            </text:list-item>
            <text:list-item>
              <text:p text:style-name="P3">Quando vai a fare Step vede tutti i nodi della frontiera, fine step va a vedere un nodo per volta</text:p>
            </text:list-item>
            <text:list-item>
              <text:p text:style-name="P4">Il costo di un particolare costo sta scritto sotto, NON VICINO AGLI ARCHI</text:p>
            </text:list-item>
            <text:list-item>
              <text:p text:style-name="P4">È possibile scegliere diverse rappresentazioni della descrizione dell'albero, come ad esempio testuale, prolog, xml ecc...</text:p>
            </text:list-item>
            <text:list-item>
              <text:p text:style-name="P4">E' possibile caricare sia problemi sample, custom, oltre che salvarli</text:p>
            </text:list-item>
            <text:list-item>
              <text:p text:style-name="P5">Gli EDGES nella rappresentazione testuale sono gli archi di collegamento tra un nodo e l'altro. Ogni EDGE è identificato dall'indice del nodo DA CUI PARTE e dall'indice del nodo IN CUI ARRIVA</text:p>
            </text:list-item>
          </text:list>
        </text:list-item>
        <text:list-item>
          <text:p text:style-name="P6">Esempio VANCOUVER</text:p>
          <text:list>
            <text:list-item>
              <text:p text:style-name="P6">Se vado a selezionare A* e vado a fare gli step, vedo che sia per arrivare a JB che ad arrivare a KD il peso è 3, quindi sono in parità e posso considerare i due percorsi</text:p>
            </text:list-item>
            <text:list-item>
              <text:p text:style-name="P6">Aggiunge, scegliendo uno dei nodi e avanzando di uno step, un nuovo path alla frontiera</text:p>
            </text:list-item>
            <text:list-item>
              <text:p text:style-name="P7">E' come se considerassi due percorsi attivi</text:p>
            </text:list-item>
            <text:list-item>
              <text:p text:style-name="P7">Al passo successivo, vado sempre, come prima cosa, a considerare la nuova frontiera</text:p>
            </text:list-item>
            <text:list-item>
              <text:p text:style-name="P8">Gli step che fa in questo esempio sono sempre</text:p>
            </text:list-item>
          </text:list>
        </text:list-item>
        <text:list-item>
          <text:p text:style-name="P8">Esercizio:</text:p>
          <text:list>
            <text:list-item>
              <text:p text:style-name="P8">Si consideri il gioco dell'8 (il gioco del 15, in una griglia 3x3), dove come nodo finale potrei avere le tessere ben ordinate da 1 a 8</text:p>
            </text:list-item>
            <text:list-item>
              <text:p text:style-name="P8">Come configuraz. per il nodo di partenza, posso scegliere quello che voglio</text:p>
            </text:list-item>
            <text:list-item>
              <text:p text:style-name="P8">Vogliamo come nodo finale:<text:tab/><text:tab/>3 | 1 |2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<text:s text:c="11"/>4 | <text:s text:c="3"/>| 8</text:p>
                                              <text:p text:style-name="P8"><text:s text:c="11"/>5 | 7 | 6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list xml:id="list182534798751117" text:continue-numbering="true" text:style-name="L1">
        <text:list-item>
          <text:list>
            <text:list-item>
              <text:p text:style-name="P8">Come nodo iniziale:<text:tab/><text:tab/><text:tab/>1 | 2 | <text:s/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"><text:s text:c="11"/>3 | 4 | 8</text:p>
                                              <text:p text:style-name="P8"><text:s text:c="11"/>5 | 7 | 6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8"/>
            </text:list-item>
            <text:list-item>
              <text:p text:style-name="P8">A differenza dell'euristica, della distanza e dell'algoritmo che scelgo, ho diversi modi per raggiungere la soluzione</text:p>
            </text:list-item>
            <text:list-item>
              <text:p text:style-name="P10">Per risolvere, vado ad espandere il nodo a differenza di quale casella posso e scelgo di portare, nel senso che nel nodo iniziale posso scegliere di spostare nella casella vuota o la casella 2 o la casella 8</text:p>
            </text:list-item>
            <text:list-item>
              <text:p text:style-name="P10">A differenza di quale casella scelgo di spostare, espando il nodo relativo alla particolare configurazione corrispondente</text:p>
            </text:list-item>
            <text:list-item>
              <text:p text:style-name="P11">Nell'esempio che fa, l'euristica corrisponde al numero di caselle fuori posto che ho per una particolare configurazione</text:p>
            </text:list-item>
          </text:list>
        </text:list-item>
        <text:list-item>
          <text:p text:style-name="P12">Esempio di un videogioco:</text:p>
          <text:list>
            <text:list-item>
              <text:p text:style-name="P12">Ho una matrice 3x<text:span text:style-name="T1">4</text:span>, nella casella (1,1) c'è la principessa, nella casella (3,1) l'eroe, nelle <text:soft-page-break/>caselle (2,1) e (2,2) ci sono due buche = morte. Il personaggio può muoversi in croce, non in diagonale</text:p>
            </text:list-item>
            <text:list-item>
              <text:p text:style-name="P12">Come faccio ad arrivare alla principessa?</text:p>
            </text:list-item>
            <text:list-item>
              <text:p text:style-name="P12">Uso la posizione della matrice come indice dello stato, di conseg. all'inizio l'eroe sta nello stato (3,3), la principessa nello stato/casella (1,1).</text:p>
            </text:list-item>
            <text:list-item>
              <text:p text:style-name="P12">A differenza di come mi muovo, vado ad incrementare/decrementare gli indici di riga/col. (x,y) a differenza di come mi muovo</text:p>
            </text:list-item>
            <text:list-item>
              <text:p text:style-name="P12">Posso scegliere di usare la distanza di manhattan (quella per gli isolati, dove ti muovi in croce per arrivare da un punto a a uno b, SENZA TAGLIARE IN DIAGONALE)</text:p>
            </text:list-item>
            <text:list-item>
              <text:p text:style-name="P12">In ogni nodo andremo a calcolare la f, come somma del numero di passi che ho fatto e del numero di passi che mi mancano per arrivare alla meta</text:p>
            </text:list-item>
            <text:list-item>
              <text:p text:style-name="P13">Da (1,1) può andare in (2,1), si muove in avanti va nella buca e muore, oppure in (1,2), si sposta a destra</text:p>
            </text:list-item>
            <text:list-item>
              <text:p text:style-name="P13">Ricorda che nella dist. man., gli spostamenti sull'asse x non contribuiscono</text:p>
            </text:list-item>
            <text:list-item>
              <text:p text:style-name="P13">Al passo successivo può ritornare a sin. (NON LO SCEGLIAMO COME NODO PER EVITARE DI MORIRE), andare avanti nella buca e morire (nodo (2,2)) e non lo scegliamo, oppure andiamo nel nodo (3,3) e scegliamo questo</text:p>
            </text:list-item>
            <text:list-item>
              <text:p text:style-name="P13">In quest ultimo nodo possiamo andare a (2, 3) verso l'alto, tornare indietro (scelta che scartiamo) oppure andare ancora a destra (andando a (3,4))</text:p>
            </text:list-item>
            <text:list-item>
              <text:p text:style-name="P14">RICORDA CHE AD OGNI PASSO DEVI CALCOLARE SEMPRE LA DISTANZA MANHATTAN!!! (indicata con h, che devi sommare alla g, num. di passi effett., la somma è f, il costo totale)</text:p>
            </text:list-item>
            <text:list-item>
              <text:p text:style-name="P15">La prof. ha detto che li mette online la sua mail è <text:a xlink:type="simple" xlink:href="mailto:flora.amato@unina.it">flora.amato@unina.it</text:a></text:p>
            </text:list-item>
          </text:list>
        </text:list-item>
      </text:list>
      <text:p text:style-name="P16"/>
      <text:p text:style-name="P17">FINE LE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lo </meta:initial-creator>
    <meta:creation-date>2015-05-06T16:45:47.599473324</meta:creation-date>
    <dc:date>2015-05-06T18:25:33.463666124</dc:date>
    <dc:creator>Cralo </dc:creator>
    <meta:editing-duration>PT1H33M56S</meta:editing-duration>
    <meta:editing-cycles>12</meta:editing-cycles>
    <meta:generator>LibreOffice/4.2.8.2$Linux_x86 LibreOffice_project/420m0$Build-2</meta:generator>
    <meta:document-statistic meta:table-count="0" meta:image-count="0" meta:object-count="0" meta:page-count="2" meta:paragraph-count="45" meta:word-count="713" meta:character-count="3971" meta:non-whitespace-character-count="3290"/>
  </office:meta>
</office:document-meta>
</file>